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5,000 words]</text:p>
      <text:h text:style-name="Heading_20_2" text:outline-level="2"><text:bookmark-start text:name="research-design"/>Research design<text:bookmark-end text:name="research-design"/></text:h>
      <text:p text:style-name="First_20_paragraph">[Target X words] - Explaining how we get from the research questions and literature topics to a set of methods. - other methodological research approaches I am building upon: - Boundary Objects [Star] - “Things to think with” [Brandt &amp; Messeter] - Participatory co-design - Home visits [Mannay]</text:p>
      <text:h text:style-name="Heading_20_2" text:outline-level="2"><text:bookmark-start text:name="methodology"/>Methodology<text:bookmark-end text:name="methodology"/></text:h>
      <text:p text:style-name="First_20_paragraph">Explaining the methods used, how they relate to research goals.</text:p>
      <text:h text:style-name="Heading_20_3" text:outline-level="3"><text:bookmark-start text:name="practical-explorations-of-real-data-scenarios-rq1.-capability"/>Practical Explorations of real data scenarios [RQ1. CAPABILITY]<text:bookmark-end text:name="practical-explorations-of-real-data-scenarios-rq1.-capability"/></text:h>
      <text:p text:style-name="First_20_paragraph">[Target X words]</text:p>
      <text:h text:style-name="Heading_20_4" text:outline-level="4"><text:bookmark-start text:name="gdpr-requests"/>GDPR Requests<text:bookmark-end text:name="gdpr-requests"/></text:h>
      <text:p text:style-name="First_20_paragraph">[Target X words]</text:p>
      <text:p text:style-name="Text_20_body">Explain the use of GDPR requests to obtain real data, both my own and participants - as an exploration of processes and what is currently possible</text:p>
      <text:h text:style-name="Heading_20_4" text:outline-level="4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4" text:outline-level="4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identifying-and-overcoming-data-barriers-rq2.-barriers"/>Identifying and overcoming data barriers [RQ2. BARRIERS]<text:bookmark-end text:name="identifying-and-overcoming-data-barriers-rq2.-barriers"/></text:h>
      <text:h text:style-name="Heading_20_4" text:outline-level="4"><text:bookmark-start text:name="self-gdpr"/>Self GDPR<text:bookmark-end text:name="self-gdpr"/></text:h>
      <text:p text:style-name="First_20_paragraph">[Target X words]</text:p>
      <text:p text:style-name="Text_20_body">Explain own explorations with GDPR.</text:p>
      <text:h text:style-name="Heading_20_4" text:outline-level="4"><text:bookmark-start text:name="web-augmentation-and-disruption"/>Web augmentation and disruption<text:bookmark-end text:name="web-augmentation-and-disruption"/></text:h>
      <text:p text:style-name="First_20_paragraph">[Target X words]</text:p>
      <text:p text:style-name="Text_20_body">Explain work on web augmentation as a way to get data and/or build new capabilities.</text:p>
      <text:h text:style-name="Heading_20_4" text:outline-level="4"><text:bookmark-start text:name="prototyping-and-data-scripting-experiments"/>Prototyping and Data Scripting Experiments<text:bookmark-end text:name="prototyping-and-data-scripting-experiments"/></text:h>
      <text:p text:style-name="First_20_paragraph">[Target X words]</text:p>
      <text:p text:style-name="Text_20_body">Explain own explorations with using data from GDPR (saving detail for C5/6)</text:p>
      <text:h text:style-name="Heading_20_3" text:outline-level="3"><text:bookmark-start text:name="engaging-people-with-data-understanding-their-perspectives-rq3.-datalife"/>Engaging people with data, understanding their perspectives [RQ3. DATA/LIFE]<text:bookmark-end text:name="engaging-people-with-data-understanding-their-perspectives-rq3.-datalife"/></text:h>
      <text:p text:style-name="First_20_paragraph">[Target X words]</text:p>
      <text:h text:style-name="Heading_20_4" text:outline-level="4"><text:bookmark-start text:name="data-cards-and-card-sorting-techniques"/>Data Cards and Card Sorting Techniques<text:bookmark-end text:name="data-cards-and-card-sorting-techniques"/></text:h>
      <text:p text:style-name="First_20_paragraph">[Target X words]</text:p>
      <text:p text:style-name="Text_20_body">Describe and show both the Family Civic Data cards used in 2017 study and the data cards developed at the BBC.</text:p>
      <text:p text:style-name="Text_20_body">Describe the card-sorting techniques used</text:p>
      <text:list text:style-name="L1">
        <text:list-item>
          <text:p text:style-name="P1">the riskiness vs who-should-control-it corkboard technique used in 2017 study</text:p>
        </text:list-item>
        <text:list-item>
          <text:p text:style-name="P1">card sorting done in 2018 study as warm up.</text:p>
        </text:list-item>
      </text:list>
      <text:h text:style-name="Heading_20_4" text:outline-level="4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4" text:outline-level="4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4" text:outline-level="4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designing-a-world-with-greater-agency-rq4.-desires"/>Designing a world with greater agency [RQ4. DESIRES]<text:bookmark-end text:name="designing-a-world-with-greater-agency-rq4.-desires"/></text:h>
      <text:h text:style-name="Heading_20_4" text:outline-level="4"><text:bookmark-start text:name="co-design-workshops"/>Co-Design workshops<text:bookmark-end text:name="co-design-workshops"/></text:h>
      <text:p text:style-name="First_20_paragraph">[Target X words]</text:p>
      <text:p text:style-name="Text_20_body">Describe use of co-design workshops in family homes and in bigger groups.</text:p>
      <text:h text:style-name="Heading_20_4" text:outline-level="4"><text:bookmark-start text:name="qualitative-interviews"/>Qualitative interviews<text:bookmark-end text:name="qualitative-interviews"/></text:h>
      <text:p text:style-name="First_20_paragraph">[Target X words]</text:p>
      <text:p text:style-name="Text_20_body">Describe use of 1:1 interviews.</text:p>
      <text:h text:style-name="Heading_20_4" text:outline-level="4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4" text:outline-level="4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4" text:outline-level="4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4" text:outline-level="4"><text:bookmark-start text:name="data-modelling-interface-prototyping"/>Data Modelling, Interface Prototyping<text:bookmark-end text:name="data-modelling-interface-prototyping"/></text:h>
      <text:p text:style-name="First_20_paragraph">[Target X words]</text:p>
      <text:p text:style-name="Text_20_body">Explain the exploratory work I have done through SILVER &amp; BBC in developing interfaces as well as the work to model different levels of access / mental models of data.</text:p>
      <text:h text:style-name="Heading_20_3" text:outline-level="3"><text:bookmark-start text:name="notes"/>Notes<text:bookmark-end text:name="notes"/></text:h>
      <text:p text:style-name="First_20_paragraph">How to give overview of my involvements with study partners/placements (SILVER/councils/BBC…?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2:14Z</meta:creation-date>
    <dc:date>2020-11-12T16:32:1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